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Dialogs/dialog-lc.xml"/>
  <manifest:file-entry manifest:media-type="text/xml" manifest:full-path="Dialogs/Standard/dialog-lb.xml"/>
  <manifest:file-entry manifest:media-type="" manifest:full-path="Dialogs/Standard/"/>
  <manifest:file-entry manifest:media-type="text/xml" manifest:full-path="Dialogs/IceLibrary/dialog-lb.xml"/>
  <manifest:file-entry manifest:media-type="" manifest:full-path="Dialogs/IceLibrary/"/>
  <manifest:file-entry manifest:media-type="" manifest:full-path="Dialogs/"/>
  <manifest:file-entry manifest:media-type="image/gif" manifest:full-path="Pictures/1000000000000588000003217E91F37D.gif"/>
  <manifest:file-entry manifest:media-type="" manifest:full-path="Pictures/"/>
  <manifest:file-entry manifest:media-type="text/xml" manifest:full-path="content.xml"/>
  <manifest:file-entry manifest:media-type="text/xml" manifest:full-path="Basic/Standard/WPInteropStyles.xml"/>
  <manifest:file-entry manifest:media-type="text/xml" manifest:full-path="Basic/Standard/Toolbar.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text/xml" manifest:full-path="Basic/IceLibrary/WPInteropStyles.xml"/>
  <manifest:file-entry manifest:media-type="text/xml" manifest:full-path="Basic/IceLibrary/Toolbar.xml"/>
  <manifest:file-entry manifest:media-type="text/xml" manifest:full-path="Basic/IceLibrary/Module1.xml"/>
  <manifest:file-entry manifest:media-type="text/xml" manifest:full-path="Basic/IceLibrary/script-lb.xml"/>
  <manifest:file-entry manifest:media-type="" manifest:full-path="Basic/IceLibrary/"/>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p" style:master-page-name="Standard"/>
    <style:style style:name="T1"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Frame1" text:anchor-type="paragraph" svg:width="14.601cm" draw:z-index="0"><draw:text-box fo:min-height="8.259cm"><text:p text:style-name="Illustration"><draw:frame draw:style-name="fr2" draw:name="graphics1" text:anchor-type="paragraph" svg:x="0.004cm" svg:y="0.002cm" svg:width="14.601cm" style:rel-width="100%" svg:height="8.259cm" style:rel-height="scale" draw:z-index="1"><draw:image xlink:href="Pictures/1000000000000588000003217E91F37D.gif" xlink:type="simple" xlink:show="embed" xlink:actuate="onLoad"/></draw:frame>Illustration <text:sequence text:ref-name="refIllustration0" text:name="Illustration" text:formula="ooow:Illustration+1" style:num-format="1">1</text:sequence>: Tes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3$Win32 OpenOffice.org_project/680m207$Build-9135</meta:generator>
    <meta:initial-creator>Samuel Knipe</meta:initial-creator>
    <meta:creation-date>2007-06-21T11:30:35</meta:creation-date>
    <dc:creator>Samuel Knipe</dc:creator>
    <dc:date>2007-06-21T11:32:08</dc:date>
    <dc:language>en-US</dc:language>
    <meta:editing-cycles>2</meta:editing-cycles>
    <meta:editing-duration>PT1M34S</meta:editing-duration>
    <meta:template xlink:type="simple" xlink:actuate="onRequest" xlink:role="template" xlink:href="../../../../templates/ice/ooo/ice-template.ott" xlink:title="ice-template" meta:date="2007-06-21T11:30:34"/>
    <meta:user-defined meta:name="Info 1"/>
    <meta:user-defined meta:name="Info 2"/>
    <meta:user-defined meta:name="Info 3"/>
    <meta:user-defined meta:name="Info 4"/>
    <meta:document-statistic meta:table-count="48" meta:image-count="1" meta:object-count="0" meta:page-count="1" meta:paragraph-count="53" meta:word-count="2" meta:character-count="152"/>
  </office:meta>
</office:document-meta>
</file>

<file path=Basic/IceLibrary/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IceLibrary/Toolbar.xml><?xml version="1.0" encoding="utf-8"?>
<!DOCTYPE module  PUBLIC '-//OpenOffice.org//DTD OfficeDocument 1.0//EN'  'module.dtd'>
<script:module xmlns:script="http://openoffice.org/2000/script" script:name="Toolbar" script:language="StarBasic">#Const MSWD = False
#Const OOO = Not MSWD

'*********************************************************************
'	Copyright (C) 2006  Distance and e-Learning Centre,
'	University of Southern Queensland
'
'	This program is free software; you can redistribute it and/or modify
'	it under the terms of the GNU General Public License as published by
'	the Free Software Foundation; either version 2 of the License, or
'	(at your option) any later version.
'
'	This program is distributed in the hope that it will be useful,
'	but WITHOUT ANY WARRANTY; without even the implied warranty of
'	MERCHANTABILITY or FITNESS FOR A PARTICULAR PURPOSE.  See the
'	GNU General Public License for more details.
'
'	You should have received a copy of the GNU General Public License
'	along with this program; if not, write to the Free Software
'	Foundation, Inc., 59 Temple Place, Suite 330, Boston, MA  02111-1307  USA
'
'*********************************************************************

Sub fnTests()
	'Test get family
	Call subAssertEqual("Family for bq1", fnGetFamily("bq1"), "bq")
	Call subAssertEqual("Family for pre2", fnGetFamily("pre2"), "pre")
	Call subAssertEqual("Family for non-ICE style", fnGetFamily("Some other style"), "p")
	Call subAssertEqual("Family for p", fnGetFamily("p"), "p")
	Call subAssertEqual("Family for li2b", fnGetFamily("li2b"), "li")
	Call subAssertEqual("Family for dd1", fnGetFamily("dd1"), "dd")
	Call subAssertEqual("Family for dt3", fnGetFamily("dt3"), "dt")
	Call subAssertEqual("Family for h1", fnGetFamily("h1"), "h")
	Call subAssertEqual("Family for h3", fnGetFamily("h3"), "h")
	Call subAssertEqual("Family for title", fnGetFamily("title"), "title")
	
	'Test fnGetLevel
	Call subAssertEqual("level for bq1", fnGetLevel("bq1"), 1)
	Call subAssertEqual("level for pre2", fnGetLevel("pre2"), 2)
	Call subAssertEqual("level for non-ICE style", fnGetLevel("Some other style"), 0)
	Call subAssertEqual("level for p", fnGetLevel("p"), 0)
	Call subAssertEqual("level for li2b", fnGetLevel("li2b"), 2)
	Call subAssertEqual("level for dd1", fnGetLevel("dd1"), 1)
	Call subAssertEqual("level for dt3", fnGetLevel("dt3"), 3)
	Call subAssertEqual("level for h4", fnGetLevel("h4"), 4) 'may have to change this if fnDemote() gets complicated
	
	'Test get type
	Call subAssertEqual("type for bq1", fnGetType("bq1"), "")
	Call subAssertEqual("type for pre2", fnGetType("pre2"), "")
	Call subAssertEqual("type for non-ICE style", fnGetType("Some other style"), "")
	Call subAssertEqual("type for p-center", fnGetType("p-center"), "center")
	Call subAssertEqual("type for p", fnGetType("p"), "")
	Call subAssertEqual("type for li2b", fnGetType("li2b"), "b")
	Call subAssertEqual("type for dd1", fnGetType("dd1"), "")
	Call subAssertEqual("type for dt3", fnGetType("dt3"), "")
	
	'Test fnMakeStyleName
	Call subAssertEqual("Make style name: bq1", fnMakeStyleName("bq", 1, ""), "bq1")
	Call subAssertEqual("Make style name: p-center", fnMakeStyleName("p", 0, "center"), "p-center")
	Call subAssertEqual("Make style name: p", fnMakeStyleName("p", 0, ""), "p")
	Call subAssertEqual("Make style name: title", fnMakeStyleName("title", 0, ""), "title")
	
	
 
	
	'Test fnDemote #These will need to be tried out to see if they make sense
	Call subAssertEqual("Don't fnDemote li1b after p", fnDemote("li1b", "p"), "li1b")
	Call subAssertEqual("Don't fnDemote li1b after h1", fnDemote("li1b", "h1"), "li1b")
	Call subAssertEqual("fnDemote li1b after li1b", fnDemote("li1b", "li1b"), "li2b")
	Call subAssertEqual("fnDemote li2b after li3b", fnDemote("li2b", "li3b"), "li3b")
	Call subAssertEqual("fnDemote p after li3b", fnDemote("p", "li3b"), "li3p")
	Call subAssertEqual("fnDemote p after bq2", fnDemote("p", "bq2"), "bq2")
	Call subAssertEqual("fnDemote p after dt1", fnDemote("p", "dt1"), "dd1")
	Call subAssertEqual("fnDemote p after p", fnDemote("p", "p"), "bq1")
	Call subAssertEqual("fnDemote bq1 after bq1", fnDemote("bq1", "bq1"), "bq2")
	Call subAssertEqual("fnDemote bq1 after h1", fnDemote("bq1", "h1"), "bq1")
	Call subAssertEqual("fnDemote pre1 after pre1", fnDemote("pre1", "pre1"), "pre1")
	Call subAssertEqual("fnDemote pre1 after li1b", fnDemote("pre1", "li1b"), "pre2")
	Call subAssertEqual("fnDemote pre2 after li1b", fnDemote("pre2", "li1b"), "pre2")
	Call subAssertEqual("fnDemote li5b", fnDemote("li5b", "li5b"), "li5b")
	Call subAssertEqual("h1 after p - never fnDemote", fnDemote("h1", "p"), "h1")
	Call subAssertEqual("h1n after p - never fnDemote", fnDemote("h1n", "p"), "h1n")
	Call subAssertEqual("h2 after p - never fnDemote", fnDemote("h2", "p"), "h2")
	Call subAssertEqual("h5n after p - never fnDemote", fnDemote("h5n", "p"), "h5n")
	Call subAssertEqual("h1 after h1 - fnDemote", fnDemote("h1", "h1"), "h2")
	Call subAssertEqual("h2 after h1 - Do Not fnDemote", fnDemote("h2", "h1"), "h2")
	Call subAssertEqual("h3 after h5 - fnDemote", fnDemote("h3", "h5"), "h4")
	Call subAssertEqual("h5 - never fnDemote", fnDemote("h5", "h5"), "h5")
	Call subAssertEqual("title - goes to heading", fnDemote("title", "p"), "h1")

	'Test fnPromote #These will need to be tried out to see if they make sense
	Call subAssertEqual("Don't fnPromote li1b after p", fnPromote("li1b", "p"), "p")
	Call subAssertEqual("Don't fnPromote li1b after h1", fnPromote("li1b", "h1"), "p")
	Call subAssertEqual("fnPromote li2b after li2b", fnPromote("li2b", "li2b"), "li1b")
	Call subAssertEqual("fnPromote li2b after li3b", fnPromote("li2b", "li3b"), "li1b")
	Call subAssertEqual("fnPromote li3p after li3b", fnPromote("li3p", "li3b"), "p")
	Call subAssertEqual("fnPromote bq2 after bq2", fnPromote("bq2", "bq2"), "bq1")
	Call subAssertEqual("fnPromote p after dd1", fnPromote("p", "dd1"), "dt1")
	Call subAssertEqual("fnPromote bq1 after p", fnPromote("bq1", "p"), "p")
	Call subAssertEqual("fnPromote bq2 after bq1", fnPromote("bq2", "bq1"), "bq1")
	Call subAssertEqual("fnPromote bq1 after h1", fnPromote("bq1", "h1"), "p")
	Call subAssertEqual("fnPromote bq2 after h1", fnPromote("bq2", "h1"), "p")
	Call subAssertEqual("fnPromote pre1 after pre1", fnPromote("pre1", "pre1"), "pre1")
	Call subAssertEqual("fnPromote pre2 after li1b", fnPromote("pre2", "li1b"), "pre1")
	Call subAssertEqual("fnPromote pre3 after li1b", fnPromote("pre3", "li1b"), "pre2")
	Call subAssertEqual("fnPromote li1b", fnPromote("li1b", "li1b"), "p")
	Call subAssertEqual("h1 after p - goes to title", fnPromote("h1", "p"), "title")
	Call subAssertEqual("h1n after p - goes to title", fnPromote("h1n", "p"), "title")
	Call subAssertEqual("h2 after p - never fnPromote", fnPromote("h2", "p"), "h1")
	Call subAssertEqual("h5n after p - never fnPromote", fnPromote("h5n", "p"), "h4n")
	Call subAssertEqual("h2 after h1 - fnPromote", fnPromote("h2", "h1"), "h1")
	Call subAssertEqual("h1 after h1 - Do Not fnPromote", fnPromote("h4", "li1"), "h3")
	Call subAssertEqual("h3 after h5 - fnPromote", fnPromote("h3", "h5"), "h2")
	Call subAssertEqual("h5 after h1 - fnPromote", fnPromote("h5", "h1"), "h2")
	Call subAssertEqual("h1 - goes to title", fnPromote("h1", "h1"), "title")
	
	'Test Title Button
	Call subAssertEqual("TitleButton1", fnTitle("title", "title"), "p")
	Call subAssertEqual("TitleButton2", fnTitle("title", "p"), "p")
	Call subAssertEqual("TitleButton3", fnTitle("p", "title"), "title")
	Call subAssertEqual("TitleButton4", fnTitle("p", "p"), "title")

	'Test Heading Button
	Call subAssertEqual("HeadingButton1", fnHeading("h1", "h1"), "p")
	Call subAssertEqual("HeadingButton2", fnHeading("h1", "h2"), "p")
	Call subAssertEqual("HeadingButton3", fnHeading("h1", "p"), "p")
	Call subAssertEqual("HeadingButton4", fnHeading("h2", "h1"), "p")
	Call subAssertEqual("HeadingButton5", fnHeading("h2", "h2"), "p")
	Call subAssertEqual("HeadingButton6", fnHeading("h2", "p"), "p")
	Call subAssertEqual("HeadingButton7", fnHeading("p", "h1"), "h1")
	Call subAssertEqual("HeadingButton8", fnHeading("p", "h2"), "h2")
	Call subAssertEqual("HeadingButton9", fnHeading("p", "p"), "h1")
	Call subAssertEqual("HeadingButton10", fnHeading("h1n", "h1n"), "p")
	Call subAssertEqual("HeadingButton11", fnHeading("h1n", "h2n"), "p")
	Call subAssertEqual("HeadingButton12", fnHeading("h1n", "p"), "p")
	Call subAssertEqual("HeadingButton13", fnHeading("h2n", "h1n"), "p")
	Call subAssertEqual("HeadingButton14", fnHeading("h2n", "h2n"), "p")
	Call subAssertEqual("HeadingButton15", fnHeading("h2n", "p"), "p")
	Call subAssertEqual("HeadingButton16", fnHeading("p", "h1n"), "h1n")
	Call subAssertEqual("HeadingButton17", fnHeading("p", "h2n"), "h2n")
	Call subAssertEqual("HeadingButton18", fnHeading("p", "p"), "h1")

	'Test toggle bq on
	Call subAssertEqual("BlockQuote1on", fnBlockQuote("h1", ""), "bq1")
	Call subAssertEqual("BlockQuote2on", fnBlockQuote("h2", ""), "bq1")
	Call subAssertEqual("BlockQuote3on", fnBlockQuote("h1n", ""), "bq1")
	Call subAssertEqual("BlockQuote4on", fnBlockQuote("h2n", ""), "bq1")
	Call subAssertEqual("BlockQuote5on", fnBlockQuote("li1b", ""), "bq1")
	Call subAssertEqual("BlockQuote6on", fnBlockQuote("li2b", ""), "bq2")
	Call subAssertEqual("BlockQuote7on", fnBlockQuote("li1p", ""), "bq1")
	Call subAssertEqual("BlockQuote8on", fnBlockQuote("li2p", ""), "bq2")
	Call subAssertEqual("BlockQuote9on", fnBlockQuote("pre1", ""), "bq1")
	Call subAssertEqual("BlockQuote10on", fnBlockQuote("pre2", ""), "bq2")
	Call subAssertEqual("BlockQuote11on", fnBlockQuote("p", ""), "bq1")
	
	'Test toggle bq off
	Call subAssertEqual("BlockQuote1off", fnBlockQuote("bq1", "h1"), "p")
	Call subAssertEqual("BlockQuote2off", fnBlockQuote("bq2", "h2"), "p")
	Call subAssertEqual("BlockQuote3off", fnBlockQuote("bq1", "h1n"), "p")
	Call subAssertEqual("BlockQuote4off", fnBlockQuote("bq2", "h2n"), "p")
	Call subAssertEqual("BlockQuote5off", fnBlockQuote("bq1", "li1b"), "li1p")
	Call subAssertEqual("BlockQuote6off", fnBlockQuote("bq2", "li2b"), "li2p")
	Call subAssertEqual("BlockQuote7off", fnBlockQuote("bq1", "li1p"), "li1p")
	Call subAssertEqual("BlockQuote8off", fnBlockQuote("bq2", "li2p"), "li2p")
	Call subAssertEqual("BlockQuote9off", fnBlockQuote("bq1", "pre1"), "pre1")
	Call subAssertEqual("BlockQuote10off", fnBlockQuote("bq2", "pre2"), "pre2")
	Call subAssertEqual("BlockQuote11off", fnBlockQuote("bq1", "p"), "p")
	
	'Test toggle Pre on
	Call subAssertEqual("Preformatted1on", fnPreformatted("h1", "h1"), "pre1")
	Call subAssertEqual("Preformatted2on", fnPreformatted("h2", "h2"), "pre1")
	Call subAssertEqual("Preformatted3on", fnPreformatted("h1n", "h1n"), "pre1")
	Call subAssertEqual("Preformatted4on", fnPreformatted("h2n", "h2n"), "pre1")
	Call subAssertEqual("Preformatted5on", fnPreformatted("li1b", "li1b"), "pre2")
	Call subAssertEqual("Preformatted6on", fnPreformatted("li2b", "li2b"), "pre3")
	Call subAssertEqual("Preformatted7on", fnPreformatted("li1p", "li1b"), "pre2")
	Call subAssertEqual("Preformatted8on", fnPreformatted("li2p", "li2p"), "pre3")
	Call subAssertEqual("Preformatted9on", fnPreformatted("bq1", "bq1"), "pre2")
	Call subAssertEqual("Preformatted10on", fnpreformatted("bq1", "p"), "pre1")
	Call subAssertEqual("Preformatted12on", fnPreformatted("bq2", "bq2"), "pre3")
	Call subAssertEqual("Preformatted12on", fnpreformatted("bq2", "p"), "pre1")
	Call subAssertEqual("Preformatted13on", fnPreformatted("p", "p"), "pre1")
	Call subAssertEqual("Preformatted14on", fnPreformatted("p", "li1b"), "pre2")
	
	'Test toggle Pre off
	Call subAssertEqual("Preformatted1off", fnPreformatted("pre1", "h1"), "p")
	Call subAssertEqual("Preformatted2off", fnPreformatted("pre2", "h2"), "p")
	Call subAssertEqual("Preformatted3off", fnPreformatted("pre1", "h1n"), "p")
	Call subAssertEqual("Preformatted4off", fnPreformatted("pre2", "h2n"), "p")
	Call subAssertEqual("Preformatted5off", fnPreformatted("pre1", "li1b"), "li1b")
	Call subAssertEqual("Preformatted6off", fnPreformatted("pre2", "li2b"), "li2b")
	Call subAssertEqual("Preformatted7off", fnPreformatted("pre1", "li1p"), "li1p")
	Call subAssertEqual("Preformatted8off", fnPreformatted("pre2", "li2p"), "li2p")
	Call subAssertEqual("Preformatted9off", fnPreformatted("pre1", "bq1"), "bq1")
	Call subAssertEqual("Preformatted10off", fnPreformatted("pre2", "bq2"), "bq2")
	Call subAssertEqual("Preformatted11off", fnPreformatted("pre1", "p"), "p")
	Call subAssertEqual("Preformatted12off", fnPreformatted("pre2", "li1n"), "li1n")
	Call subAssertEqual("Preformatted13off", fnPreformatted("pre3", "li2a"), "li2a")

	'Test paragraph left align
	Call subAssertEqual("LeftButton1", fnLeft("p-center", ""), "p")
	Call subAssertEqual("LeftButton2", fnLeft("bq1", ""), "bq1")
	
	'Test paragraph center align
	Call subAssertEqual("CenterButton1", fnCenter("p", ""), "p-center")
	Call subAssertEqual("CenterButton2", fnCenter("bq1", ""), "bq1")
	
	'Test paragraph right align
	Call subAssertEqual("RightButton1", fnRight("p", ""), "p-right")
	Call subAssertEqual("RightButton2", fnright("li3b", ""), "li3b")
	
	'Test Bullet Button
	Call subAssertEqual("BulletButton1", fnBullet("p", "p"), "li1b")
	Call subAssertEqual("BulletButton2", fnBullet("p", "li1b"), "li1b")
	Call subAssertEqual("BulletButton3", fnBullet("p", "li2b"), "li2b")
	Call subAssertEqual("BulletButton4", fnBullet("li1b", "p"), "p")
	Call subAssertEqual("BulletButton5", fnBullet("li1b", "li1b"), "li1p")
	Call subAssertEqual("BulletButton6", fnBullet("li2b", "p"), "p")
	Call subAssertEqual("BulletButton7", fnBullet("li2b", "li2b"), "li2p")
	Call subAssertEqual("BulletButton8", fnBullet("p", "h2"), "li1b")
	Call subAssertEqual("BulletButton9", fnBullet("li1b", "li2b"), "p")
	Call subAssertEqual("BulletButton10", fnBullet("li2b", "li1b"), "li1p")
	Call subAssertEqual("BulletButton11", fnBullet("p", "li1n"), "li2b")
	Call subAssertEqual("BulletButton12", fnBullet("li2n", "li1n"), "li2b")
	Call subAssertEqual("BulletButton13", fnBullet("li3b", "li2b"), "li2p")
	Call subAssertEqual("BulletButton14", fnBullet("li1p", "li1b"), "li1b")
	Call subAssertEqual("BulletButton15", fnBullet("li1p", "li1p"), "li1b")

	'Test Numberise Button
	Call subAssertEqual("NumberiseButton1", fnNumberise("p", "p"), "li1n")
	Call subAssertEqual("NumberiseButton2", fnNumberise("p", "li1n"), "li1n")
	Call subAssertEqual("NumberiseButton3", fnNumberise("p", "li2n"), "li2n")
	Call subAssertEqual("NumberiseButton4", fnNumberise("li1n", "p"), "p")
	Call subAssertEqual("NumberiseButton5", fnNumberise("li1n", "li1n"), "li1p")
	Call subAssertEqual("NumberiseButton6", fnNumberise("li2n", "p"), "p")
	Call subAssertEqual("NumberiseButton7", fnNumberise("li2n", "li2n"), "li2p")
	Call subAssertEqual("NumberiseButton8", fnNumberise("p", "h2"), "li1n")
	Call subAssertEqual("NumberiseButton9", fnNumberise("li1n", "li2n"), "p")
	Call subAssertEqual("NumberiseButton10", fnNumberise("li2n", "li1n"), "li1p")
	Call subAssertEqual("NumberiseButton11", fnNumberise("p", "li1b"), "li2n")
	Call subAssertEqual("NumberiseButton12", fnNumberise("li2b", "li1b"), "li2n")
	Call subAssertEqual("NumberiseButton13", fnNumberise("li3n", "li2n"), "li2p")
	Call subAssertEqual("NumberiseButton14", fnNumberise("li2p", "li2n"), "li2n")
	Call subAssertEqual("NumberiseButton15", fnNumberise("li1p", "li1p"), "li1n")
	'Test Numberise for headings
	Call subAssertEqual("NumberiseButton16", fnNumberise("h2n", "h1n"), "h2")
	Call subAssertEqual("NumberiseButton17", fnNumberise("h2", "h1"), "h2n")

	'test subAssertEqual
	Call subAssertEqual("Tests are working", "1", "2") ' This will always throw up an error
End Sub

Sub subAssertEqual(sName, string1, string2)
 If string1 &lt;&gt; string2 Then
	MsgBox ("Failed: " + sName + ": '" + string1 + "' &lt;&gt; '" + string2 + "'")
  End If
End Sub


Function fnGetViewCursor()
	#If OOO Then
		ovc = thisComponent.getCurrentController.getViewCursor()
		fnGetViewCursor = ovc
	#Else
		Set fnGetViewCursor = Selection.Range
	#End If
End Function


Function fnGetParaStyleName(oCursor)
	#If OOO Then
		fnGetParaStyleName = oCursor.paraStyleName
	#Else
		fnGetParaStyleName = oCursor.ParagraphFormat.style.NameLocal
	#End If
End Function

Sub subSetParaStyleName(oCursor, sStyle)
	#If OOO Then
		oCursor.paraStyleName = sStyle
	#Else
		oCursor.style = sStyle
	#End If
End Sub


sub toggleItalic
subToggleCharacterStyles("i-i", array("CharPosture","CharPostureAsian","CharPostureComplex"))
end sub

sub toggleBold
subToggleCharacterStyles("i-b", array("CharWeight","CharWeightAsian","CharWeightComplex"))
end sub

sub toggleCode
subToggleCharacterStyles("i-code", array("CharFontCharSet","CharFontFamily","CharFontName","CharFontPitch"))
end sub

sub toggleSub
subToggleCharacterStyles("i-sub", array("CharAutoEscapement","CharEscapement","CharEscapementHeight"))
end sub

sub toggleSup
subToggleCharacterStyles("i-sup", array("CharAutoEscapement","CharEscapement","CharEscapementHeight"))
end sub

sub toggleLatex
subToggleCharacterStyles("i-latex", array("CharFontCharSet","CharFontFamily","CharFontName","CharFontPitch"))
end sub


Sub eventDemoteButton()
	Set ovc = fnGetViewCursor()
	sStyle = fnGetParaStyleName(ovc)
	If fnGetFamily(sStyle) = "h" Then
		sNewStyle = fnDemote(sStyle, fnFindPrevHeadingStyleName(ovc))
	Else
		sNewStyle = fnDemote(sStyle, fnFindPrevStyleName(ovc))
	End If
	If sNewStyle = sStyle Then
		msgbox "Cannot demote any further"
	Else
		subSetParaStyleName ovc, sNewStyle
	End If
End Sub

Function fnDemote(sStyle, sPrevStyle)
	sFamily = fnGetFamily(sStyle)
	sPrevFamily = fnGetFamily(sPrevStyle)
	iLev = fnGetLevel(sStyle)
	If sFamily &lt;&gt; "h" And sPrevFamily = "h" Then
		iPrevLev = 0
	Else
		iPrevLev = fnGetLevel(sPrevStyle)
	End If
	sTyp = fnGetType(sStyle)
	sPrevTyp = fnGetType(sPrevStyle)

	If iLev &gt;= 5 Then
		fnDemote = sStyle 'no more than iLevel 5 allowed on any sStyle
	ElseIf sFamily = "h" Then
		If iLev &lt;= iPrevLev Then
			fnDemote = fnMakeStyleName(sFamily, iLev + 1, sTyp)
		Else
			fnDemote = fnMakeStyleName(sFamily, iLev, sTyp)
		End If
	ElseIf sFamily = "title" Then
		fnDemote = "h1"
	ElseIf iLev &gt; iPrevLev Then
		fnDemote = sStyle 'Not allowed to fnDemote if you're already fnDemoteed one or more than the previous
	ElseIf iLev &lt; iPrevLev Then
		If sPrevFamily = "dt" Then
			fnDemote = fnMakeStyleName("dd", iPrevLev, sPrevTyp)
		ElseIf sPrevFamily = "li" Then
			If sFamily &lt;&gt; sPrevFamily Then
				fnDemote = fnMakeStyleName("li", iPrevLev, "p")
			Else
				fnDemote = fnMakeStyleName("li", iPrevLev, sTyp)
			End If
		ElseIf sPrevFamily = "bq" Or sPrevFamily = "pre" Then
			fnDemote = fnMakeStyleName(sPrevFamily, iPrevLev, sPrevTyp)
		Else
			fnDemote = fnMakeStyleName("li", iLev + 1, "b")
		End If
	ElseIf sPrevFamily = "p" Then
		fnDemote = fnMakeStyleName("bq", iLev + 1, sTyp)
	ElseIf sFamily = "pre" And sPrevFamily = "pre" Then
		fnDemote = sStyle
	Else
		fnDemote = fnMakeStyleName(sFamily, iLev + 1, sTyp)
	End If
End Function

Sub eventPromoteButton()
	Set ovc = fnGetViewCursor()
	sStyle = fnGetParaStyleName(ovc)
	If fnGetFamily(sStyle) = "h" Then
		sNewStyle = fnPromote(sStyle, fnFindPrevHeadingStyleName(ovc))
	Else
		sNewStyle = fnPromote(sStyle, fnFindPrevStyleName(ovc))
	End If
	If sNewStyle = sStyle Then
		msgbox "Cannot promote any further"
	Else
		subSetParaStyleName ovc, sNewStyle
	End If
End Sub

Function fnPromote(sStyle, sPrevStyle)
	sFamily = fnGetFamily(sStyle)
	sPrevFamily = fnGetFamily(sPrevStyle)
	iLev = fnGetLevel(sStyle)
	If sFamily &lt;&gt; "h" And sPrevFamily = "h" Then
		iPrevLev = 1
	Else
		iPrevLev = fnGetLevel(sPrevStyle)
	End If
	sTyp = fnGetType(sStyle)
	sPrevTyp = fnGetType(sPrevStyle)

	If sFamily = "h" And iLev = 1 Then
		fnPromote = fnMakeStyleName("title", 0, "")
	ElseIf (sFamily = "li" And iLev = 1) Or sTyp = "p" Then
		fnPromote = fnMakeStyleName("p", 0, "")
	ElseIf sFamily = "bq" And (sPrevFamily &lt;&gt; "bq" Or iLev = 1) Then
		fnPromote = fnMakeStyleName("p", 0, "")
	ElseIf sPrevFamily = "dd" Then
		fnPromote = fnMakeStyleName("dt", iPrevLev, sPrevTyp)
	Else
		If iLev &gt; 1 Then
			iLevAdjust = 1
			If (iLev - iPrevLev) &gt; 1 And sFamily = sPrevFamily Then
				iLevAdjust = iLev - iPrevLev - 1
			End If
			fnPromote = fnMakeStyleName(sFamily, iLev - iLevAdjust, sTyp)
		Else
			fnPromote = fnMakeStyleName(sFamily, iLev, sTyp)
		End If
	End If
End Function


Sub eventTitleButton()
	Set ovc = fnGetViewCursor()
	sStyle = fnGetParaStyleName(ovc)
	sStyle = fnTitle(sStyle, fnFindPrevStyleName(ovc))
	subSetParaStyleName ovc, sStyle
End Sub


Function fnTitle(sStyle, sPrevStyle)
	sFamily = fnGetFamily(sStyle)
	sPrevFamily = fnGetFamily(sPrevStyle)
	iLev = fnGetLevel(sStyle)
	iPrevLev = fnGetLevel(sPrevStyle)
	sTyp = fnGetType(sStyle)
	sPrevTyp = fnGetType(sPrevStyle)

	If sFamily = "title" Then
		fnTitle = fnMakeStyleName("p", 0, "")
	Else
		fnTitle = fnMakeStyleName("title", 0, "")
	End If
End Function


Sub eventHeadingButton()
	Set ovc = fnGetViewCursor()
	sStyle = fnGetParaStyleName(ovc)
	sStyle = fnHeading(sStyle, fnFindPrevHeadingStyleName(ovc))
	subSetParaStyleName ovc, sStyle
End Sub


Function fnHeading(sStyle, sPrevStyle)
	sFamily = fnGetFamily(sStyle)
	sPrevFamily = fnGetFamily(sPrevStyle)
	iLev = fnGetLevel(sStyle)
	iPrevLev = fnGetLevel(sPrevStyle)
	sTyp = fnGetType(sStyle)
	sPrevTyp = fnGetType(sPrevStyle)

	If sFamily &lt;&gt; "h" Then
		If sPrevFamily &lt;&gt; "h" Then
			fnHeading = fnMakeStyleName("h", 1, "")
		End If
		If iPrevLev &lt; 1 Then
			iPrevLev = 1
		End If
		fnHeading = fnMakeStyleName("h", iPrevLev, sPrevTyp)
	Else
		fnHeading = fnMakeStyleName("p", 0, "")
	End If
End Function


Sub eventBlockQuoteButton()
	Set ovc = fnGetViewCursor()
	sStyle = fnGetParaStyleName(ovc)
	sStyle = fnBlockQuote(sStyle, fnFindPrevStyleName(ovc))
	subSetParaStyleName ovc, sStyle
End Sub


Function fnBlockQuote(sStyle, sPrevStyle)
	sFamily = fnGetFamily(sStyle)
	sPrevFamily = fnGetFamily(sPrevStyle)
	If sFamily = "h" Then
		iLev = 1
	Else
		iLev = fnGetLevel(sStyle)
		If iLev &lt; 1 Then
			iLev = 1
		End If
	End If
	If sPrevFamily = "h" Then
		iPrevLev = 1
	Else
		iPrevLev = fnGetLevel(sPrevStyle)
	End If
	sTyp = fnGetType(sStyle)
	sPrevTyp = fnGetType(sPrevStyle)

	If sFamily = "bq" Then
		If sPrevFamily = "h" Then
			fnBlockQuote = fnMakeStyleName("p", 0, "")
		ElseIf sPrevFamily = "li" And sPrevTyp = "b" Then
			fnBlockQuote = fnMakeStyleName(sPrevFamily, iPrevLev, "p")
		Else
			fnBlockQuote = fnMakeStyleName(sPrevFamily, iPrevLev, sPrevTyp)
		End If
	Else
		fnBlockQuote = fnMakeStyleName("bq", iLev, "")
	End If
End Function


Sub eventPreformmatedButton()
	Set ovc = fnGetViewCursor()
	sStyle = fnGetParaStyleName(ovc)
	sStyle = fnPreformatted(sStyle, fnFindPrevStyleName(ovc))
	subSetParaStyleName ovc, sStyle
End Sub


Function fnPreformatted(sStyle, sPrevStyle)
	sFamily = fnGetFamily(sStyle)
	sPrevFamily = fnGetFamily(sPrevStyle)
	If sFamily = "h" Then
		iLev = 0
	Else
		iLev = fnGetLevel(sStyle)
	End If
	If sPrevFamily = "h" Then
		iPrevLev = 0
	Else
		iPrevLev = fnGetLevel(sPrevStyle)
	End If
	sTyp = fnGetType(sStyle)
	sPrevTyp = fnGetType(sPrevStyle)

	If sFamily = "pre" Then
		If sPrevFamily = "h" Then
			fnPreformatted = fnMakeStyleName("p", 0, "")
		Else
			fnPreformatted = fnMakeStyleName(sPrevFamily, iPrevLev, sPrevTyp)
		End If
	Else
		fnPreformatted = fnMakeStyleName("pre", iPrevLev+1, "")
	End If
End Function


Sub eventLeftButton()
	Set ovc = fnGetViewCursor()
	sStyle = fnGetParaStyleName(ovc)
	sStyle = fnLeft(sStyle, fnFindPrevStyleName(ovc))
	subSetParaStyleName ovc, sStyle
End Sub


Function fnLeft(sStyle, sPrevStyle)
	sFamily = fnGetFamily(sStyle)
	sPrevFamily = fnGetFamily(sPrevStyle)
	iLev = fnGetLevel(sStyle)
	iPrevLev = fnGetLevel(sPrevStyle)
	sTyp = fnGetType(sStyle)
	sPrevTyp = fnGetType(sPrevStyle)

	if sFamily = "p" Then
		fnLeft = fnMakeStyleName("p", 0, "")
	Else
		fnLeft = fnMakeStyleName(sFamily, iLev, sTyp)
	End If
End Function


Sub eventCenterButton()
	Set ovc = fnGetViewCursor()
	sStyle = fnGetParaStyleName(ovc)
	sStyle = fnCenter(sStyle, fnFindPrevStyleName(ovc))
	subSetParaStyleName ovc, sStyle
End Sub


Function fnCenter(sStyle, sPrevStyle)
	sFamily = fnGetFamily(sStyle)
	sPrevFamily = fnGetFamily(sPrevStyle)
	iLev = fnGetLevel(sStyle)
	iPrevLev = fnGetLevel(sPrevStyle)
	sTyp = fnGetType(sStyle)
	sPrevTyp = fnGetType(sPrevStyle)

	if sFamily = "p" Then
		fnCenter = fnMakeStyleName("p", 0, "center")
	Else
		fnCenter = fnMakeStyleName(sFamily, iLev, sTyp)
	End If
End Function


Sub eventRightButton()
	Set ovc = fnGetViewCursor()
	sStyle = fnGetParaStyleName(ovc)
	sStyle = fnRight(sStyle, fnFindPrevStyleName(ovc))
	subSetParaStyleName ovc, sStyle
End Sub


Function fnRight(sStyle, sPrevStyle)
	sFamily = fnGetFamily(sStyle)
	sPrevFamily = fnGetFamily(sPrevStyle)
	iLev = fnGetLevel(sStyle)
	iPrevLev = fnGetLevel(sPrevStyle)
	sTyp = fnGetType(sStyle)
	sPrevTyp = fnGetType(sPrevStyle)

	if sFamily = "p" Then
		fnRight = fnMakeStyleName("p", 0, "right")
	Else
		fnRight = fnMakeStyleName(sFamily, iLev, sTyp)
	End If
End Function


Function fnListerise(sFamily, sPrevFamily, iLev, iPrevLev, sTyp, sPrevTyp, sToggleTyp)
	If sFamily = "li" Then  ' The current item is a list item
		If sTyp &lt;&gt; sToggleTyp And iLev &gt;= iPrevLev Then
			fnListerise = fnMakeStyleName("li", iLev, sToggleTyp)
		ElseIf sFamily = sPrevFamily And iLev &gt;= iPrevLev And sTyp = sPrevTyp Then
			fnListerise = fnMakeStyleName("li", iPrevLev, "p")
		Else
			fnListerise = "p"
		End If
	Else
		'The current style is not a list item
		n = 1
		If sPrevFamily = "li" Then
			n = iPrevLev
			If n = 0 Then
				n = 1
			End If
			If sPrevTyp &lt;&gt; sToggleTyp Then
				n = n + 1
			End If
		End If
		fnListerise = fnMakeStyleName("li", n, sToggleTyp)
	End If	
End Function


Sub eventBulletButton()
	Set ovc = fnGetViewCursor()
	sStyle = fnGetParaStyleName(ovc)
	sStyle = fnBullet(sStyle, fnFindPrevStyleName(ovc))
	subSetParaStyleName ovc, sStyle
End Sub


Function fnBullet(sStyle, sPrevStyle)
	'Call subAssertEqual("BulletButton1", fnBullet("p", "p"), "li1b")
	'Call subAssertEqual("BulletButton2", fnBullet("p", "li1b"), "li1b")
	'Call subAssertEqual("BulletButton3", fnBullet("p", "li2b"), "li2b")
	'Call subAssertEqual("BulletButton4", fnBullet("li1b", "p"), "p")
	'Call subAssertEqual("BulletButton5", fnBullet("li1b", "li1b"), "li1p")
	'Call subAssertEqual("BulletButton6", fnBullet("li2b", "p"), "p")
	'Call subAssertEqual("BulletButton7", fnBullet("li2b", "li2b"), "li2p")
	'Call subAssertEqual("BulletButton8", fnBullet("p", "h2"), "li1b")
	'Call subAssertEqual("BulletButton9", fnBullet("li1b", "li2b"), "p")
	'Call subAssertEqual("BulletButton10", fnBullet("li2b", "li1b"), "li1p")
	'Call subAssertEqual("BulletButton11", fnBullet("p", "li1n"), "li2b")
	'Call subAssertEqual("BulletButton12", fnBullet("li3b", "li2b"), "li2p")
	
	sFamily = fnGetFamily(sStyle)
	sPrevFamily = fnGetFamily(sPrevStyle)
	iLev = fnGetLevel(sStyle)
	iPrevLev = fnGetLevel(sPrevStyle)
	sTyp = fnGetType(sStyle)
	sPrevTyp = fnGetType(sPrevStyle)
	fnBullet = ""
	
	fnBullet = fnListerise(sFamily, sPrevFamily, iLev, iPrevLev, sTyp, sPrevTyp, "b")
	
End Function


Sub eventNumberiseButton()
	Set ovc = fnGetViewCursor()
	sStyle = fnGetParaStyleName(ovc)
	If fnGetFamily(sStyle) = "h" Then
		sStyle = fnNumberise(sStyle, fnFindPrevHeadingStyleName(ovc))
	Else
		sStyle = fnNumberise(sStyle, fnFindPrevStyleName(ovc))
	End If
	subSetParaStyleName ovc, sStyle
End Sub


Function fnNumberise(sStyle, sPrevStyle)
	sFamily = fnGetFamily(sStyle)
	sPrevFamily = fnGetFamily(sPrevStyle)
	iLev = fnGetLevel(sStyle)
	If sFamily &lt;&gt; "h" And sPrevFamily = "h" Then
		iPrevLev = 0
	Else
		iPrevLev = fnGetLevel(sPrevStyle)
	End If
	sTyp = fnGetType(sStyle)
	sPrevTyp = fnGetType(sPrevStyle)
	
	If sFamily = "h" Then
		If sTyp = "n" Then
			sNewTyp = ""
		Else
			sNewTyp = "n"
		End If
		fnNumberise = fnMakeStyleName("h", iLev, sNewTyp)
	Else
		fnNumberise = fnListerise(sFamily, sPrevFamily, iLev, iPrevLev, sTyp, sPrevTyp, "n")
	End If
End Function


Function fnMakeStyleName(sFamily, iLev, sTyp)
	'TODO - test test test
	sLev = Trim(Str(iLev))

	If sFamily = "p" Or sFamily = "title" Then

		If sTyp &lt;&gt; "" Then
			sLev = "-"
		Else
			sLev = ""
		End If
	End If
	fnMakeStyleName = sFamily + sLev + sTyp
End Function

Function fnGetType(style)
	'Return subtype of a style, eg "center" for a p, or the flavour of a list

	typestart = 1000
	'Sub-types of styles are indicated by anything following a number or "-" character
	For i = 1 To Len(style)
		lev = Mid(style, i, 1)
		If InStr("-123456789", lev) Then
			typestart = i + 1
		End If
	Next

	If typestart &lt;= Len(style) Then
		fnGetType = Mid(style, typestart)
	Else
		fnGetType = ""
	End If
End Function

Function fnGetLevel(style)
	'Find a digit: this will return the last one ICE styles are expected to only have one
	fnGetLevel = 0
	For i = 1 To Len(style)
	  lev = Mid(style, i, 1)
	  If InStr("123456789", lev) Then
		 fnGetLevel = Int(lev)
	  End If
	Next
End Function

Function fnGetFamily(style)
   'TODO: complete this
	If Left(style, 3) = "pre" Then
		fnGetFamily = "pre"
	ElseIf Left(style, 2) = "li" Then
		fnGetFamily = "li"
	ElseIf Left(style, 2) = "dt" Then
		fnGetFamily = "dt"
	ElseIf Left(style, 2) = "dd" Then
		fnGetFamily = "dd"
	ElseIf Left(style, 1) = "h"  Then
		fnGetFamily = "h"
	ElseIf Left(style, 2) = "bq" Then
		fnGetFamily = "bq"
	ElseIf Left(style, 5) = "title" Then
		fnGetFamily = "title"
	Else
		fnGetFamily = "p"
	End If
End Function


Function fnFindPrevHeadingStyleName(oCursor)
	#If MSWD Then
		nIndex = fnGetCurrentParagraphNumber()
		sStyleName = "p"
		Do While nIndex &gt; 1
			sName = ActiveDocument.Paragraphs(nIndex - 1).style
			sFamily = fnGetFamily(sName)
			If sFamily = "h" Then
				sStyleName = sName
				Exit Do
			End If
			nIndex = nIndex - 1
		Loop
	#Else
		oTxtCursor = oCursor.Text.createTextCursorByRange(oCursor)
		Do
			If oTxtCursor.gotoPreviousParagraph(False) = False Then
				sStyleName = "p"
				Exit Do
			End If
			sStyleName = oTxtCursor.paraStyleName
			sStylename = str(sStyleName)
		Loop Until fnGetFamily(sStyleName) = "h"
	#End If
	fnFindPrevHeadingStyleName = sStyleName
End Function

Function fnFindPrevStyleName(oCursor)
	#If MSWD Then
		nIndex = fnGetCurrentParagraphNumber()
		If nIndex = 1 Then
			sStyleName = "p"
		Else
			sStyleName = ActiveDocument.Paragraphs(nIndex - 1).style
		End If
	#Else
		oTxtCursor = oCursor.Text.createTextCursorByRange(oCursor)
		If oTxtCursor.gotoPreviousParagraph(False) Then
			sStyleName = oTxtCursor.paraStyleName
		Else
			sStyleName = "p" 'TODO: make this a constant "default paragraph style"
		End If
	#End If
	fnFindPrevStyleName = sStyleName
End Function


Function fnGetCurrentParagraphNumber()
	#If MSWD Then
		fnGetCurrentParagraphNumber = ActiveDocument.Range(0, Selection.Paragraphs(1).Range.End).Paragraphs.Count
	#End If
End Function


Function fnIsTextElementPara(oTextElement)
	fnIsTextElementPara = oTextElement.supportsService("com.sun.star.text.Paragraph")
End Function

Function fnIsTextElementTable(oTextElement)
	fnIsTextElementTable = oTextElement.supportsService("com.sun.star.text.TextTable")
End Function


Function fnGetSelectedItems()
	oCursorSelection = thisComponent.getCurrentSelection()
	
	If oCursorSelection.supportsService("com.sun.star.text.TextRanges") Then
		xray oCursorSelection
	End If
End Function


Sub subToggleCharacterStyles(sStyle, mResetProps)
oCurSelection = thisComponent.getCurrentSelection()
if oCurSelection.supportsService("com.sun.star.text.TextRanges") then
	nCount = oCurSelection.Count
	if nCount = 1 then
		'If nothing selected then select current word
		oVC = thisComponent.currentController.viewCursor
		oTextCursor = oVC.text.createTextCursorByRange(oVC)
		if oVC.isCollapsed() then
			oTextCursor.gotoStartOfWord(false)
			oTextCursor.gotoEndOfWord(true)
		end if
		'oTextRange = oCurSelection.getByIndex(0)
		subProcessTextRange(oTextCursor, sStyle, mResetProps)
	else
		for i = 1 to nCount - 1
			oTextRange = oCurSelection.getByIndex(i)
			subProcessTextRange(oTextRange, sStyle, mResetProps)
		next
	end if
end if 
End Sub


sub subProcessTextRange(oTextRange, sStyle, mResetProps)
oTextElementEnum = oTextRange.createEnumeration
while oTextElementEnum.hasMoreElements()
	oTextElement = oTextElementEnum.nextElement()
	if oTextElement.supportsService("com.sun.star.text.Paragraph") then
		subProcessParagraph(oTextElement, sStyle, mResetProps)
	else	'if oTextElement.supportsService("com.sun.star.text.TextTable") then
		subProcessTable(oTextElement, sStyle, mResetProps)
	end if
wend
end sub

sub subProcessTable(oTextElement, sStyle, mResetProps)
mCells = oTextElement.getCellNames()
for i = 0 to ubound(mCells)
	oCell = oTextElement.getCellByName(mCells(i))
	subProcessTextRange(oCell.text, sStyle, mResetProps)
next
end sub


sub subProcessParagraph(oTextElement, sStyle, mResetProps)
oPortionEnum = oTextElement.createEnumeration
while oPortionEnum.hasMoreElements()
	oPortion = oPortionEnum.nextElement()
	subResetProperties(oPortion, mResetProps)
	mCharStyleNames = oPortion.getPropertyValue("CharStyleNames")
	sCharStyleNames=""
	if isempty(mCharStyleNames) then
		sCharStyleNames = sStyle
	elseif ubound(mCharStyleNames) &lt; 0 then
		sCharStyleNames = sStyle
	else
		sCharStyleNames = join(mCharStyleNames, ",")&amp;","
		nLoc = instr(sCharStyleNames,sStyle &amp; ",")
		if nLoc &gt; 0 then
			sCharStyleNames = left(sCharStyleNames,nLoc - 1) &amp; right(sCharStyleNames,len(sCharStyleNames)-(nLoc + len(sStyle)))
			if right(sCharStyleNames,1)="," then sCharStyleNames = left(sCharStyleNames,len(sCharStyleNames)-1)
		else
			sCharStyleNames=sCharStyleNames &amp; sStyle
		end if
	end if
	mCharStyleNames = split(sCharStyleNames,",")
	if isempty(mCharStyleNames) then
		oPortion.setPropertyToDefault("CharStyleNames")
	elseif ubound(mCharStyleNames) &lt; 0 then
		oPortion.setPropertyToDefault("CharStyleNames")
	else
		oPortion.setPropertyToDefault("CharStyleNames")
		oPortion.setPropertyValue("CharStyleNames", mCharStyleNames)
	end if
wend
end sub

sub subResetProperties(oPortion, mResetProps)
for i = 0 to ubound(mResetProps)
	oPortion.setPropertyToDefault(mResetProps(i))
next
end sub

</script:module>
</file>

<file path=Basic/IceLibrary/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ub Macro1

End Sub

</script:module>
</file>

<file path=Basic/IceLibrary/script-lb.xml><?xml version="1.0" encoding="utf-8"?>
<!DOCTYPE library  PUBLIC '-//OpenOffice.org//DTD OfficeDocument 1.0//EN'  'library.dtd'>
<library:library xmlns:library="http://openoffice.org/2000/library" library:name="IceLibrary" library:readonly="false" library:passwordprotected="false">
  <library:element library:name="Module1"/>
  <library:element library:name="Toolbar"/>
  <library:element library:name="WPInteropStyles"/>
</library:library>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Toolbar.xml><?xml version="1.0" encoding="utf-8"?>
<!DOCTYPE module  PUBLIC '-//OpenOffice.org//DTD OfficeDocument 1.0//EN'  'module.dtd'>
<script:module xmlns:script="http://openoffice.org/2000/script" script:name="Toolbar" script:language="StarBasic">#Const MSWD = False
#Const OOO = Not MSWD

'*********************************************************************
'	Copyright (C) 2006  Distance and e-Learning Centre,
'	University of Southern Queensland
'
'	This program is free software; you can redistribute it and/or modify
'	it under the terms of the GNU General Public License as published by
'	the Free Software Foundation; either version 2 of the License, or
'	(at your option) any later version.
'
'	This program is distributed in the hope that it will be useful,
'	but WITHOUT ANY WARRANTY; without even the implied warranty of
'	MERCHANTABILITY or FITNESS FOR A PARTICULAR PURPOSE.  See the
'	GNU General Public License for more details.
'
'	You should have received a copy of the GNU General Public License
'	along with this program; if not, write to the Free Software
'	Foundation, Inc., 59 Temple Place, Suite 330, Boston, MA  02111-1307  USA
'
'*********************************************************************

Sub fnTests()
	'Test get family
	Call subAssertEqual("Family for bq1", fnGetFamily("bq1"), "bq")
	Call subAssertEqual("Family for pre2", fnGetFamily("pre2"), "pre")
	Call subAssertEqual("Family for non-ICE style", fnGetFamily("Some other style"), "p")
	Call subAssertEqual("Family for p", fnGetFamily("p"), "p")
	Call subAssertEqual("Family for li2b", fnGetFamily("li2b"), "li")
	Call subAssertEqual("Family for dd1", fnGetFamily("dd1"), "dd")
	Call subAssertEqual("Family for dt3", fnGetFamily("dt3"), "dt")
	Call subAssertEqual("Family for h1", fnGetFamily("h1"), "h")
	Call subAssertEqual("Family for h3", fnGetFamily("h3"), "h")
	
	'Test fnGetLevel
	Call subAssertEqual("level for bq1", fnGetLevel("bq1"), 1)
	Call subAssertEqual("level for pre2", fnGetLevel("pre2"), 2)
	Call subAssertEqual("level for non-ICE style", fnGetLevel("Some other style"), 0)
	Call subAssertEqual("level for p", fnGetLevel("p"), 0)
	Call subAssertEqual("level for li2b", fnGetLevel("li2b"), 2)
	Call subAssertEqual("level for dd1", fnGetLevel("dd1"), 1)
	Call subAssertEqual("level for dt3", fnGetLevel("dt3"), 3)
	Call subAssertEqual("level for h4", fnGetLevel("h4"), 4) 'may have to change this if fnDemote() gets complicated
	
	'Test get type
	Call subAssertEqual("type for bq1", fnGetType("bq1"), "")
	Call subAssertEqual("type for pre2", fnGetType("pre2"), "")
	Call subAssertEqual("type for non-ICE style", fnGetType("Some other style"), "")
	Call subAssertEqual("type for p-center", fnGetType("p-center"), "center")
	Call subAssertEqual("type for p", fnGetType("p"), "")
	Call subAssertEqual("type for li2b", fnGetType("li2b"), "b")
	Call subAssertEqual("type for dd1", fnGetType("dd1"), "")
	Call subAssertEqual("type for dt3", fnGetType("dt3"), "")
	
	'Test fnMakeStyleName
	Call subAssertEqual("Make style name: bq1", fnMakeStyleName("bq", 1, ""), "bq1")
	Call subAssertEqual("Make style name: p-center", fnMakeStyleName("p", 0, "center"), "p-center")
	Call subAssertEqual("Make style name: p", fnMakeStyleName("p", 0, ""), "p")
	
	
 
	
	'Test fnDemote #These will need to be tried out to see if they make sense
	Call subAssertEqual("Don't fnDemote li1b after p", fnDemote("li1b", "p"), "li1b")
	Call subAssertEqual("Don't fnDemote li1b after h1", fnDemote("li1b", "h1"), "li1b")
	Call subAssertEqual("fnDemote li1b after li1b", fnDemote("li1b", "li1b"), "li2b")
	Call subAssertEqual("fnDemote li2b after li3b", fnDemote("li2b", "li3b"), "li3b")
	Call subAssertEqual("fnDemote p after li3b", fnDemote("p", "li3b"), "li3p")
	Call subAssertEqual("fnDemote p after bq2", fnDemote("p", "bq2"), "bq2")
	Call subAssertEqual("fnDemote p after dt1", fnDemote("p", "dt1"), "dd1")
	Call subAssertEqual("fnDemote p after p", fnDemote("p", "p"), "bq1")
	Call subAssertEqual("fnDemote bq1 after bq1", fnDemote("bq1", "bq1"), "bq2")
	Call subAssertEqual("fnDemote bq1 after h1", fnDemote("bq1", "h1"), "bq1")
	Call subAssertEqual("fnDemote pre1 after pre1", fnDemote("pre1", "pre1"), "pre1")
	Call subAssertEqual("fnDemote pre1 after li1b", fnDemote("pre1", "li1b"), "pre2")
	Call subAssertEqual("fnDemote pre2 after li1b", fnDemote("pre2", "li1b"), "pre2")
	Call subAssertEqual("fnDemote li5b", fnDemote("li5b", "li5b"), "li5b")
	Call subAssertEqual("h1 after p - never fnDemote", fnDemote("h1", "p"), "h1")
	Call subAssertEqual("h1n after p - never fnDemote", fnDemote("h1n", "p"), "h1n")
	Call subAssertEqual("h2 after p - never fnDemote", fnDemote("h2", "p"), "h2")
	Call subAssertEqual("h5n after p - never fnDemote", fnDemote("h5n", "p"), "h5n")
	Call subAssertEqual("h1 after h1 - fnDemote", fnDemote("h1", "h1"), "h2")
	Call subAssertEqual("h2 after h1 - Do Not fnDemote", fnDemote("h2", "h1"), "h2")
	Call subAssertEqual("h3 after h5 - fnDemote", fnDemote("h3", "h5"), "h4")
	Call subAssertEqual("h5 - never fnDemote", fnDemote("h5", "h5"), "h5")

	'Test fnPromote #These will need to be tried out to see if they make sense
	Call subAssertEqual("Don't fnPromote li1b after p", fnPromote("li1b", "p"), "p")
	Call subAssertEqual("Don't fnPromote li1b after h1", fnPromote("li1b", "h1"), "p")
	Call subAssertEqual("fnPromote li2b after li2b", fnPromote("li2b", "li2b"), "li1b")
	Call subAssertEqual("fnPromote li2b after li3b", fnPromote("li2b", "li3b"), "li1b")
	Call subAssertEqual("fnPromote li3p after li3b", fnPromote("li3p", "li3b"), "p")
	Call subAssertEqual("fnPromote bq2 after bq2", fnPromote("bq2", "bq2"), "bq1")
	Call subAssertEqual("fnPromote p after dd1", fnPromote("p", "dd1"), "dt1")
	Call subAssertEqual("fnPromote bq1 after p", fnPromote("bq1", "p"), "p")
	Call subAssertEqual("fnPromote bq2 after bq1", fnPromote("bq2", "bq1"), "bq1")
	Call subAssertEqual("fnPromote bq1 after h1", fnPromote("bq1", "h1"), "p")
	Call subAssertEqual("fnPromote bq2 after h1", fnPromote("bq2", "h1"), "p")
	Call subAssertEqual("fnPromote pre1 after pre1", fnPromote("pre1", "pre1"), "pre1")
	Call subAssertEqual("fnPromote pre2 after li1b", fnPromote("pre2", "li1b"), "pre1")
	Call subAssertEqual("fnPromote pre3 after li1b", fnPromote("pre3", "li1b"), "pre2")
	Call subAssertEqual("fnPromote li1b", fnPromote("li1b", "li1b"), "p")
	Call subAssertEqual("h1 after p - never fnPromote", fnPromote("h1", "p"), "h1")
	Call subAssertEqual("h1n after p - never fnPromote", fnPromote("h1n", "p"), "h1n")
	Call subAssertEqual("h2 after p - never fnPromote", fnPromote("h2", "p"), "h1")
	Call subAssertEqual("h5n after p - never fnPromote", fnPromote("h5n", "p"), "h4n")
	Call subAssertEqual("h2 after h1 - fnPromote", fnPromote("h2", "h1"), "h1")
	Call subAssertEqual("h1 after h1 - Do Not fnPromote", fnPromote("h4", "li1"), "h3")
	Call subAssertEqual("h3 after h5 - fnPromote", fnPromote("h3", "h5"), "h2")
	Call subAssertEqual("h5 after h1 - fnPromote", fnPromote("h5", "h1"), "h2")
	Call subAssertEqual("h1 - never fnPromote", fnPromote("h1", "h1"), "h1")

	'Test Heading Button
	Call subAssertEqual("HeadingButton1", fnHeading("h1", "h1"), "p")
	Call subAssertEqual("HeadingButton2", fnHeading("h1", "h2"), "p")
	Call subAssertEqual("HeadingButton3", fnHeading("h1", "p"), "p")
	Call subAssertEqual("HeadingButton4", fnHeading("h2", "h1"), "p")
	Call subAssertEqual("HeadingButton5", fnHeading("h2", "h2"), "p")
	Call subAssertEqual("HeadingButton6", fnHeading("h2", "p"), "p")
	Call subAssertEqual("HeadingButton7", fnHeading("p", "h1"), "h1")
	Call subAssertEqual("HeadingButton8", fnHeading("p", "h2"), "h2")
	Call subAssertEqual("HeadingButton9", fnHeading("p", "p"), "h1")
	Call subAssertEqual("HeadingButton10", fnHeading("h1n", "h1n"), "p")
	Call subAssertEqual("HeadingButton12", fnHeading("h1n", "h2n"), "p")
	Call subAssertEqual("HeadingButton13", fnHeading("h1n", "p"), "p")
	Call subAssertEqual("HeadingButton14", fnHeading("h2n", "h1n"), "p")
	Call subAssertEqual("HeadingButton15", fnHeading("h2n", "h2n"), "p")
	Call subAssertEqual("HeadingButton16", fnHeading("h2n", "p"), "p")
	Call subAssertEqual("HeadingButton17", fnHeading("p", "h1n"), "h1n")
	Call subAssertEqual("HeadingButton18", fnHeading("p", "h2n"), "h2n")
	Call subAssertEqual("HeadingButton19", fnHeading("p", "p"), "h1")

	'Test toggle bq on
	Call subAssertEqual("BlockQuote1on", fnBlockQuote("h1", ""), "bq1")
	Call subAssertEqual("BlockQuote2on", fnBlockQuote("h2", ""), "bq1")
	Call subAssertEqual("BlockQuote3on", fnBlockQuote("h1n", ""), "bq1")
	Call subAssertEqual("BlockQuote4on", fnBlockQuote("h2n", ""), "bq1")
	Call subAssertEqual("BlockQuote5on", fnBlockQuote("li1b", ""), "bq1")
	Call subAssertEqual("BlockQuote6on", fnBlockQuote("li2b", ""), "bq2")
	Call subAssertEqual("BlockQuote7on", fnBlockQuote("li1p", ""), "bq1")
	Call subAssertEqual("BlockQuote8on", fnBlockQuote("li2p", ""), "bq2")
	Call subAssertEqual("BlockQuote9on", fnBlockQuote("pre1", ""), "bq1")
	Call subAssertEqual("BlockQuote10on", fnBlockQuote("pre2", ""), "bq2")
	Call subAssertEqual("BlockQuote11on", fnBlockQuote("p", ""), "bq1")
	
	'Test toggle bq off
	Call subAssertEqual("BlockQuote1off", fnBlockQuote("bq1", "h1"), "p")
	Call subAssertEqual("BlockQuote2off", fnBlockQuote("bq2", "h2"), "p")
	Call subAssertEqual("BlockQuote3off", fnBlockQuote("bq1", "h1n"), "p")
	Call subAssertEqual("BlockQuote4off", fnBlockQuote("bq2", "h2n"), "p")
	Call subAssertEqual("BlockQuote5off", fnBlockQuote("bq1", "li1b"), "li1p")
	Call subAssertEqual("BlockQuote6off", fnBlockQuote("bq2", "li2b"), "li2p")
	Call subAssertEqual("BlockQuote7off", fnBlockQuote("bq1", "li1p"), "li1p")
	Call subAssertEqual("BlockQuote8off", fnBlockQuote("bq2", "li2p"), "li2p")
	Call subAssertEqual("BlockQuote9off", fnBlockQuote("bq1", "pre1"), "pre1")
	Call subAssertEqual("BlockQuote10off", fnBlockQuote("bq2", "pre2"), "pre2")
	Call subAssertEqual("BlockQuote11off", fnBlockQuote("bq1", "p"), "p")
	
	'Test toggle Pre on
	Call subAssertEqual("Preformatted1on", fnPreformatted("h1", ""), "pre1")
	Call subAssertEqual("Preformatted2on", fnPreformatted("h2", ""), "pre1")
	Call subAssertEqual("Preformatted3on", fnPreformatted("h1n", ""), "pre1")
	Call subAssertEqual("Preformatted4on", fnPreformatted("h2n", ""), "pre1")
	Call subAssertEqual("Preformatted5on", fnPreformatted("li1b", ""), "pre1")
	Call subAssertEqual("Preformatted6on", fnPreformatted("li2b", ""), "pre2")
	Call subAssertEqual("Preformatted7on", fnPreformatted("li1p", ""), "pre1")
	Call subAssertEqual("Preformatted8on", fnPreformatted("li2p", ""), "pre2")
	Call subAssertEqual("Preformatted9on", fnPreformatted("bq1", ""), "pre1")
	Call subAssertEqual("Preformatted10on", fnPreformatted("bq2", ""), "pre2")
	Call subAssertEqual("Preformatted11on", fnPreformatted("p", ""), "pre1")
	
	'Test toggle Pre off
	Call subAssertEqual("Preformatted1off", fnPreformatted("pre1", "h1"), "p")
	Call subAssertEqual("Preformatted2off", fnPreformatted("pre2", "h2"), "p")
	Call subAssertEqual("Preformatted3off", fnPreformatted("pre1", "h1n"), "p")
	Call subAssertEqual("Preformatted4off", fnPreformatted("pre2", "h2n"), "p")
	Call subAssertEqual("Preformatted5off", fnPreformatted("pre1", "li1b"), "li1p")
	Call subAssertEqual("Preformatted6off", fnPreformatted("pre2", "li2b"), "li2p")
	Call subAssertEqual("Preformatted7off", fnPreformatted("pre1", "li1p"), "li1p")
	Call subAssertEqual("Preformatted8off", fnPreformatted("pre2", "li2p"), "li2p")
	Call subAssertEqual("Preformatted9off", fnPreformatted("pre1", "bq1"), "bq1")
	Call subAssertEqual("Preformatted10off", fnPreformatted("pre2", "bq2"), "bq2")
	Call subAssertEqual("Preformatted11off", fnPreformatted("pre1", "p"), "p")
	
	'Test paragraph center align
	Call subAssertEqual("Center1", fnCenter("p", ""), "p-center")
	Call subAssertEqual("Center2", fnCenter("bq1", ""), "bq1")
	
	'Test paragraph right align
	Call subAssertEqual("Right1", fnRight("p", ""), "p-right")
	Call subAssertEqual("Right2", fnright("li3b", ""), "li3b")
	
	'Test Bullet Button
	Call subAssertEqual("BulletButton1", fnBullet("p", "p"), "li1b")
	Call subAssertEqual("BulletButton2", fnBullet("p", "li1b"), "li1b")
	Call subAssertEqual("BulletButton3", fnBullet("p", "li2b"), "li2b")
	Call subAssertEqual("BulletButton4", fnBullet("li1b", "p"), "p")
	Call subAssertEqual("BulletButton5", fnBullet("li1b", "li1b"), "li1p")
	Call subAssertEqual("BulletButton6", fnBullet("li2b", "p"), "p")
	Call subAssertEqual("BulletButton7", fnBullet("li2b", "li2b"), "li2p")
	Call subAssertEqual("BulletButton8", fnBullet("p", "h2"), "li1b")
	Call subAssertEqual("BulletButton9", fnBullet("li1b", "li2b"), "p")
	Call subAssertEqual("BulletButton10", fnBullet("li2b", "li1b"), "li1p")
	Call subAssertEqual("BulletButton11", fnBullet("p", "li1n"), "li2b")
	Call subAssertEqual("BulletButton12", fnBullet("li3b", "li2b"), "li2p")

	'Test Numberise Button
	Call subAssertEqual("NumberiseButton1", fnNumberise("p", "p"), "li1n")
	Call subAssertEqual("NumberiseButton2", fnNumberise("p", "li1n"), "li1n")
	Call subAssertEqual("NumberiseButton3", fnNumberise("p", "li2n"), "li2n")
	Call subAssertEqual("NumberiseButton4", fnNumberise("li1n", "p"), "p")
	Call subAssertEqual("NumberiseButton5", fnNumberise("li1n", "li1n"), "li1p")
	Call subAssertEqual("NumberiseButton6", fnNumberise("li2n", "p"), "p")
	Call subAssertEqual("NumberiseButton7", fnNumberise("li2n", "li2n"), "li2p")
	Call subAssertEqual("NumberiseButton8", fnNumberise("p", "h2"), "li1n")
	Call subAssertEqual("NumberiseButton9", fnNumberise("li1n", "li2n"), "p")
	Call subAssertEqual("NumberiseButton10", fnNumberise("li2n", "li1n"), "li1p")
	Call subAssertEqual("NumberiseButton11", fnNumberise("p", "li1b"), "li2n")
	Call subAssertEqual("NumberiseButton12", fnNumberise("li3n", "li2n"), "li2p")
	'Test Numberise for headings
	Call subAssertEqual("NumberiseButton13", fnNumberise("h2n", "h1n"), "h2")
	Call subAssertEqual("NumberiseButton14", fnNumberise("h2", "h1"), "h2n")

	'test subAssertEqual
	Call subAssertEqual("Tests are working", "1", "2") ' This will always throw up an error
End Sub

Sub subAssertEqual(sName, string1, string2)
 If string1 &lt;&gt; string2 Then
	MsgBox ("Failed: " + sName + ": '" + string1 + "' &lt;&gt; '" + string2 + "'")
  End If
End Sub


Function fnGetViewCursor()
	#If OOO Then
		ovc = thisComponent.getCurrentController.getViewCursor()
		fnGetViewCursor = ovc
	#Else
		Set fnGetViewCursor = Selection.Range
	#End If
End Function


Function fnGetParaStyleName(oCursor)
	#If OOO Then
		fnGetParaStyleName = oCursor.paraStyleName
	#Else
		fnGetParaStyleName = oCursor.ParagraphFormat.style.NameLocal
	#End If
End Function

Sub subSetParaStyleName(oCursor, sStyle)
	#If OOO Then
		oCursor.paraStyleName = sStyle
	#Else
		oCursor.style = sStyle
	#End If
End Sub

Sub eventDemoteButton()
	Set ovc = fnGetViewCursor()
	sStyle = fnGetParaStyleName(ovc)
	If fnGetFamily(sStyle) = "h" Then
		sStyle = fnDemote(sStyle, fnFindPrevHeadingStyleName(ovc))
	Else
		sStyle = fnDemote(sStyle, fnFindPrevStyleName(ovc))
	End If
	subSetParaStyleName ovc, sStyle
End Sub

Function fnDemote(sStyle, sPrevStyle)
	sFamily = fnGetFamily(sStyle)
	sPrevFamily = fnGetFamily(sPrevStyle)
	iLev = fnGetLevel(sStyle)
	If sFamily &lt;&gt; "h" And sPrevFamily = "h" Then
		iPrevLev = 0
	Else
		iPrevLev = fnGetLevel(sPrevStyle)
	End If
	sTyp = fnGetType(sStyle)
	sPrevTyp = fnGetType(sPrevStyle)

	If iLev &gt;= 5 Then
		Beep
		fnDemote = sStyle 'no more than iLevel 5 allowed on any sStyle
	ElseIf sFamily = "h" Then
		If iLev &lt;= iPrevLev Then
			fnDemote = fnMakeStyleName(sFamily, iLev + 1, sTyp)
		Else
			fnDemote = fnMakeStyleName(sFamily, iLev, sTyp)
		End If
	ElseIf iLev &gt; iPrevLev Then
		Beep
		fnDemote = sStyle 'Not allowed to fnDemote if you're already fnDemoteed one or more than the previous
	ElseIf iLev &lt; iPrevLev Then
		If sPrevFamily = "dt" Then
			fnDemote = fnMakeStyleName("dd", iPrevLev, sPrevTyp)
		ElseIf sPrevFamily = "li" Then
			If sFamily &lt;&gt; sPrevFamily Then
				fnDemote = fnMakeStyleName("li", iPrevLev, "p")
			Else
				fnDemote = fnMakeStyleName("li", iPrevLev, sTyp)
			End If
		ElseIf sPrevFamily = "bq" Or sPrevFamily = "pre" Then
			fnDemote = fnMakeStyleName(sPrevFamily, iPrevLev, sPrevTyp)
		Else
			fnDemote = fnMakeStyleName("li", iLev + 1, "b")
		End If
	ElseIf sPrevFamily = "p" Then
		fnDemote = fnMakeStyleName("bq", iLev + 1, sTyp)
	ElseIf sFamily = "pre" And sPrevFamily = "pre" Then
		fnDemote = sStyle
	Else
		fnDemote = fnMakeStyleName(sFamily, iLev + 1, sTyp)
	End If
End Function

Sub eventPromoteButton()
	Set ovc = fnGetViewCursor()
	sStyle = fnGetParaStyleName(ovc)
	If fnGetFamily(sStyle) = "h" Then
		sStyle = fnPromote(sStyle, fnFindPrevHeadingStyleName(ovc))
	Else
		sStyle = fnPromote(sStyle, fnFindPrevStyleName(ovc))
	End If
	subSetParaStyleName ovc, sStyle
End Sub

Function fnPromote(sStyle, sPrevStyle)
	sFamily = fnGetFamily(sStyle)
	sPrevFamily = fnGetFamily(sPrevStyle)
	iLev = fnGetLevel(sStyle)
	If sFamily &lt;&gt; "h" And sPrevFamily = "h" Then
		iPrevLev = 1
	Else
		iPrevLev = fnGetLevel(sPrevStyle)
	End If
	sTyp = fnGetType(sStyle)
	sPrevTyp = fnGetType(sPrevStyle)

	If (sFamily = "li" And iLev = 1) Or sTyp = "p" Then
		fnPromote = fnMakeStyleName("p", 0, "")
	ElseIf sFamily = "bq" And (sPrevFamily &lt;&gt; "bq" Or iLev = 1) Then
		fnPromote = fnMakeStyleName("p", 0, "")
	ElseIf sPrevFamily = "dd" Then
		fnPromote = fnMakeStyleName("dt", iPrevLev, sPrevTyp)
	Else
		If iLev &gt; 1 Then
			iLevAdjust = 1
			If (iLev - iPrevLev) &gt; 1 And sFamily = sPrevFamily Then
				iLevAdjust = iLev - iPrevLev - 1
			End If
			fnPromote = fnMakeStyleName(sFamily, iLev - iLevAdjust, sTyp)
		Else
			fnPromote = fnMakeStyleName(sFamily, iLev, sTyp)
		End If
	End If
End Function


Sub eventHeadingButton()
	Set ovc = fnGetViewCursor()
	sStyle = fnGetParaStyleName(ovc)
	sStyle = fnHeading(sStyle, fnFindPrevHeadingStyleName(ovc))
	subSetParaStyleName ovc, sStyle
End Sub


Function fnHeading(sStyle, sPrevStyle)
	sFamily = fnGetFamily(sStyle)
	sPrevFamily = fnGetFamily(sPrevStyle)
	iLev = fnGetLevel(sStyle)
	iPrevLev = fnGetLevel(sPrevStyle)
	sTyp = fnGetType(sStyle)
	sPrevTyp = fnGetType(sPrevStyle)

	If sFamily &lt;&gt; "h" Then
		If sPrevFamily &lt;&gt; "h" Then
			fnHeading = fnMakeStyleName("h", 1, "")
		End If
		If iPrevLev &lt; 1 Then
			iPrevLev = 1
		End If
		fnHeading = fnMakeStyleName("h", iPrevLev, sPrevTyp)
	Else
		fnHeading = fnMakeStyleName("p", 0, "")
	End If
End Function


Sub eventBlockQuoteButton()
	Set ovc = fnGetViewCursor()
	sStyle = fnGetParaStyleName(ovc)
	sStyle = fnBlockQuote(sStyle, fnFindPrevStyleName(ovc))
	subSetParaStyleName ovc, sStyle
End Sub


Function fnBlockQuote(sStyle, sPrevStyle)
	sFamily = fnGetFamily(sStyle)
	sPrevFamily = fnGetFamily(sPrevStyle)
	If sFamily = "h" Then
		iLev = 1
	Else
		iLev = fnGetLevel(sStyle)
		If iLev &lt; 1 Then
			iLev = 1
		End If
	End If
	If sPrevFamily = "h" Then
		iPrevLev = 1
	Else
		iPrevLev = fnGetLevel(sPrevStyle)
	End If
	sTyp = fnGetType(sStyle)
	sPrevTyp = fnGetType(sPrevStyle)

	If sFamily = "bq" Then
		If sPrevFamily = "h" Then
			fnBlockQuote = fnMakeStyleName("p", 0, "")
		ElseIf sPrevFamily = "li" And sPrevTyp = "b" Then
			fnBlockQuote = fnMakeStyleName(sPrevFamily, iPrevLev, "p")
		Else
			fnBlockQuote = fnMakeStyleName(sPrevFamily, iPrevLev, sPrevTyp)
		End If
	Else
		fnBlockQuote = fnMakeStyleName("bq", iLev, "")
	End If
End Function


Sub eventPreformmatedButton()
	Set ovc = fnGetViewCursor()
	sStyle = fnGetParaStyleName(ovc)
	sStyle = fnPreformatted(sStyle, fnFindPrevStyleName(ovc))
	subSetParaStyleName ovc, sStyle
End Sub


Function fnPreformatted(sStyle, sPrevStyle)
	sFamily = fnGetFamily(sStyle)
	sPrevFamily = fnGetFamily(sPrevStyle)
	If sFamily = "h" Then
		iLev = 1
	Else
		iLev = fnGetLevel(sStyle)
		If iLev &lt; 1 Then
			iLev = 1
		End If
	End If
	If sPrevFamily = "h" Then
		iPrevLev = 1
	Else
		iPrevLev = fnGetLevel(sPrevStyle)
	End If
	sTyp = fnGetType(sStyle)
	sPrevTyp = fnGetType(sPrevStyle)

	If sFamily = "pre" Then
		If sPrevFamily = "h" Then
			fnPreformatted = fnMakeStyleName("p", 0, "")
		ElseIf sPrevFamily = "li" And sPrevTyp = "b" Then
			fnPreformatted = fnMakeStyleName(sPrevFamily, iPrevLev, "p")
		Else
			fnPreformatted = fnMakeStyleName(sPrevFamily, iPrevLev, sPrevTyp)
		End If
	Else
		fnPreformatted = fnMakeStyleName("pre", iLev, "")
	End If
End Function


Sub eventCenterButton()
	Set ovc = fnGetViewCursor()
	sStyle = fnGetParaStyleName(ovc)
	sStyle = fnCenter(sStyle, fnFindPrevStyleName(ovc))
	subSetParaStyleName ovc, sStyle
End Sub


Function fnCenter(sStyle, sPrevStyle)
	sFamily = fnGetFamily(sStyle)
	sPrevFamily = fnGetFamily(sPrevStyle)
	iLev = fnGetLevel(sStyle)
	iPrevLev = fnGetLevel(sPrevStyle)
	sTyp = fnGetType(sStyle)
	sPrevTyp = fnGetType(sPrevStyle)

	if sFamily = "p" Then
		fnCenter = fnMakeStyleName("p", 0, "center")
	Else
		fnCenter = fnMakeStyleName(sFamily, iLev, sTyp)
	End If
End Function


Sub eventRightButton()
	Set ovc = fnGetViewCursor()
	sStyle = fnGetParaStyleName(ovc)
	sStyle = fnRight(sStyle, fnFindPrevStyleName(ovc))
	subSetParaStyleName ovc, sStyle
End Sub


Function fnRight(sStyle, sPrevStyle)
	sFamily = fnGetFamily(sStyle)
	sPrevFamily = fnGetFamily(sPrevStyle)
	iLev = fnGetLevel(sStyle)
	iPrevLev = fnGetLevel(sPrevStyle)
	sTyp = fnGetType(sStyle)
	sPrevTyp = fnGetType(sPrevStyle)

	if sFamily = "p" Then
		fnRight = fnMakeStyleName("p", 0, "right")
	Else
		fnRight = fnMakeStyleName(sFamily, iLev, sTyp)
	End If
End Function


Sub eventBulletButton()
	Set ovc = fnGetViewCursor()
	sStyle = fnGetParaStyleName(ovc)
	sStyle = fnBullet(sStyle, fnFindPrevStyleName(ovc))
	subSetParaStyleName ovc, sStyle
End Sub


Function fnBullet(sStyle, sPrevStyle)
	'Call subAssertEqual("BulletButton1", fnBullet("p", "p"), "li1b")
	'Call subAssertEqual("BulletButton2", fnBullet("p", "li1b"), "li1b")
	'Call subAssertEqual("BulletButton3", fnBullet("p", "li2b"), "li2b")
	'Call subAssertEqual("BulletButton4", fnBullet("li1b", "p"), "p")
	'Call subAssertEqual("BulletButton5", fnBullet("li1b", "li1b"), "li1p")
	'Call subAssertEqual("BulletButton6", fnBullet("li2b", "p"), "p")
	'Call subAssertEqual("BulletButton7", fnBullet("li2b", "li2b"), "li2p")
	'Call subAssertEqual("BulletButton8", fnBullet("p", "h2"), "li1b")
	'Call subAssertEqual("BulletButton9", fnBullet("li1b", "li2b"), "p")
	'Call subAssertEqual("BulletButton10", fnBullet("li2b", "li1b"), "li1p")
	'Call subAssertEqual("BulletButton11", fnBullet("p", "li1n"), "li2b")
	'Call subAssertEqual("BulletButton12", fnBullet("li3b", "li2b"), "li2p")
	
	sFamily = fnGetFamily(sStyle)
	sPrevFamily = fnGetFamily(sPrevStyle)
	iLev = fnGetLevel(sStyle)
	iPrevLev = fnGetLevel(sPrevStyle)
	sTyp = fnGetType(sStyle)
	sPrevTyp = fnGetType(sPrevStyle)
	fnBullet = ""
	
	If sFamily = "li" Then  ' The current item is a list item
		If sFamily = sPrevFamily And iLev &gt;= iPrevLev And sTyp = sPrevTyp Then
			fnBullet = fnMakeStyleName("li", iPrevLev, "p")
		Else
			fnBullet = "p"
		End If
	Else
		'The current style is not a list item
		n = 1
		If sPrevFamily = "li" Then
			n = iPrevLev
			If n = 0 Then
				n = 1
			End If
			If sPrevTyp &lt;&gt; "b" Then
				n = n + 1
			End If
		End If
		fnBullet = fnMakeStyleName("li", n, "b")
	End If
End Function


Sub eventNumberiseButton()
	Set ovc = fnGetViewCursor()
	sStyle = fnGetParaStyleName(ovc)
	If fnGetFamily(sStyle) = "h" Then
		sStyle = fnNumberise(sStyle, fnFindPrevHeadingStyleName(ovc))
	Else
		sStyle = fnNumberise(sStyle, fnFindPrevStyleName(ovc))
	End If
	subSetParaStyleName ovc, sStyle
End Sub


Function fnNumberise(sStyle, sPrevStyle)
	sFamily = fnGetFamily(sStyle)
	sPrevFamily = fnGetFamily(sPrevStyle)
	iLev = fnGetLevel(sStyle)
	If sFamily &lt;&gt; "h" And sPrevFamily = "h" Then
		iPrevLev = 0
	Else
		iPrevLev = fnGetLevel(sPrevStyle)
	End If
	sTyp = fnGetType(sStyle)
	sPrevTyp = fnGetType(sPrevStyle)
	
	If sFamily = "li" Then  ' The current item is a list item
		If sFamily = sPrevFamily And iLev &gt;= iPrevLev And sTyp = sPrevTyp Then
			fnNumberise = fnMakeStyleName("li", iPrevLev, "p")
		Else
			fnNumberise = "p"
		End If
	ElseIf sFamily = "h" Then
		If sTyp = "n" Then
			sNewTyp = ""
		Else
			sNewTyp = "n"
		End If
		fnNumberise = fnMakeStyleName("h", iLev, sNewTyp)
	Else
		'The current style is not a list item
		n = 1
		If sPrevFamily = "li" Then
			n = iPrevLev
			If n = 0 Then
				n = 1
			End If
			If sPrevTyp &lt;&gt; "n" Then
				n = n + 1
			End If
		End If
		fnNumberise = fnMakeStyleName("li", n, "n")
	End If
End Function


Function fnMakeStyleName(sFamily, iLev, sTyp)
	'TODO - test test test
	sLev = Trim(Str(iLev))

	If sFamily = "p" Then

		If sTyp &lt;&gt; "" Then
			sLev = "-"
		Else
			sLev = ""
		End If
	End If
	fnMakeStyleName = sFamily + sLev + sTyp
End Function

Function fnGetType(style)
	'Return subtype of a style, eg "center" for a p, or the flavour of a list

	typestart = 1000
	'Sub-types of styles are indicated by anything following a number or "-" character
	For i = 1 To Len(style)
		lev = Mid(style, i, 1)
		If InStr("-123456789", lev) Then
			typestart = i + 1
		End If
	Next

	If typestart &lt;= Len(style) Then
		fnGetType = Mid(style, typestart)
	Else
		fnGetType = ""
	End If
End Function

Function fnGetLevel(style)
	'Find a digit: this will return the last one ICE styles are expected to only have one
	fnGetLevel = 0
	For i = 1 To Len(style)
	  lev = Mid(style, i, 1)
	  If InStr("123456789", lev) Then
		 fnGetLevel = Int(lev)
	  End If
	Next
End Function

Function fnGetFamily(style)
   'TODO: complete this
	If Left(style, 3) = "pre" Then
		fnGetFamily = "pre"
	ElseIf Left(style, 2) = "li" Then
		fnGetFamily = "li"
	ElseIf Left(style, 2) = "dt" Then
		fnGetFamily = "dt"
	ElseIf Left(style, 2) = "dd" Then
		fnGetFamily = "dd"
	ElseIf Left(style, 1) = "h"  Then
		fnGetFamily = "h"
	ElseIf Left(style, 2) = "bq" Then
		fnGetFamily = "bq"
	Else
		fnGetFamily = "p"
	End If
End Function


Function fnFindPrevHeadingStyleName(oCursor)
	#If MSWD Then
		nIndex = fnGetCurrentParagraphNumber()
		sStyleName = "p"
		Do While nIndex &gt; 1
			sName = ActiveDocument.Paragraphs(nIndex - 1).style
			sFamily = fnGetFamily(sName)
			If sFamily = "h" Then
				sStyleName = sName
				Exit Do
			End If
			nIndex = nIndex - 1
		Loop
	#Else
		oTxtCursor = oCursor.Text.createTextCursorByRange(oCursor)
		Do
			If oTxtCursor.gotoPreviousParagraph(False) = False Then
				sStyleName = "p"
				Exit Do
			End If
			sStyleName = oTxtCursor.paraStyleName
			sStylename = str(sStyleName)
		Loop Until fnGetFamily(sStyleName) = "h"
	#End If
	fnFindPrevHeadingStyleName = sStyleName
End Function

Function fnFindPrevStyleName(oCursor)
	#If MSWD Then
		nIndex = fnGetCurrentParagraphNumber()
		If nIndex = 1 Then
			sStyleName = "p"
		Else
			sStyleName = ActiveDocument.Paragraphs(nIndex - 1).style
		End If
	#Else
		oTxtCursor = oCursor.Text.createTextCursorByRange(oCursor)
		If oTxtCursor.gotoPreviousParagraph(False) Then
			sStyleName = oTxtCursor.paraStyleName
		Else
			sStyleName = "p" 'TODO: make this a constant "default paragraph style"
		End If
	#End If
	fnFindPrevStyleName = sStyleName
End Function


Function fnGetCurrentParagraphNumber()
	#If MSWD Then
		fnGetCurrentParagraphNumber = ActiveDocument.Range(0, Selection.Paragraphs(1).Range.End).Paragraphs.Count
	#End If
End Function


Function fnIsTextElementPara(oTextElement)
	fnIsTextElementPara = oTextElement.supportsService("com.sun.star.text.Paragraph")
End Function

Function fnIsTextElementTable(oTextElement)
	fnIsTextElementTable = oTextElement.supportsService("com.sun.star.text.TextTable")
End Function


Function fnGetSelectedItems()
	oCursorSelection = thisComponent.getCurrentSelection()
	
	If oCursorSelection.supportsService("com.sun.star.text.TextRanges") Then
		xray oCursorSelection
	End If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ub Macro1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element library:name="Toolb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IceLibrary"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

<file path=Dialogs/IceLibrary/dialog-lb.xml><?xml version="1.0" encoding="utf-8"?>
<!DOCTYPE library  PUBLIC '-//OpenOffice.org//DTD OfficeDocument 1.0//EN'  'library.dtd'>
<library:library xmlns:library="http://openoffice.org/2000/library" library:name="IceLibrary"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IceLibrary" library:link="false"/>
</library:libraries>
</file>